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paragraph-properties fo:text-align="center" style:justify-single-word="false"/>
      <style:text-properties fo:language="fr" fo:country="FR"/>
    </style:style>
    <style:style style:name="P3" style:family="paragraph" style:parent-style-name="First_20_paragraph">
      <style:paragraph-properties fo:text-align="justify" style:justify-single-word="false"/>
      <style:text-properties officeooo:paragraph-rsid="001ccb11"/>
    </style:style>
    <style:style style:name="P4" style:family="paragraph" style:parent-style-name="Text_20_body">
      <style:text-properties fo:language="fr" fo:country="FR"/>
    </style:style>
    <style:style style:name="P5" style:family="paragraph" style:parent-style-name="Text_20_body">
      <style:paragraph-properties fo:text-align="center" style:justify-single-word="false"/>
      <style:text-properties fo:language="fr" fo:country="FR"/>
    </style:style>
    <style:style style:name="P6" style:family="paragraph" style:parent-style-name="Text_20_body">
      <style:paragraph-properties fo:text-align="justify" style:justify-single-word="false"/>
      <style:text-properties fo:language="fr" fo:country="FR" officeooo:rsid="002319a0" officeooo:paragraph-rsid="002319a0"/>
    </style:style>
    <style:style style:name="P7" style:family="paragraph" style:parent-style-name="Text_20_body">
      <style:paragraph-properties fo:text-align="justify" style:justify-single-word="false"/>
      <style:text-properties officeooo:paragraph-rsid="0018b3ac"/>
    </style:style>
    <style:style style:name="P8" style:family="paragraph" style:parent-style-name="Text_20_body">
      <style:paragraph-properties fo:text-align="justify" style:justify-single-word="false"/>
      <style:text-properties officeooo:paragraph-rsid="001ccb11"/>
    </style:style>
    <style:style style:name="P9" style:family="paragraph" style:parent-style-name="Text_20_body">
      <style:paragraph-properties fo:text-align="justify" style:justify-single-word="false"/>
      <style:text-properties officeooo:paragraph-rsid="001e25ff"/>
    </style:style>
    <style:style style:name="P10" style:family="paragraph" style:parent-style-name="Text_20_body">
      <style:paragraph-properties fo:text-align="justify" style:justify-single-word="false"/>
      <style:text-properties officeooo:paragraph-rsid="002092be"/>
    </style:style>
    <style:style style:name="P11" style:family="paragraph" style:parent-style-name="First_20_paragraph">
      <style:paragraph-properties fo:text-align="justify" style:justify-single-word="false"/>
      <style:text-properties fo:language="fr" fo:country="FR" officeooo:rsid="001ccb11" officeooo:paragraph-rsid="001ccb11"/>
    </style:style>
    <style:style style:name="P12" style:family="paragraph" style:parent-style-name="Heading_20_1">
      <style:paragraph-properties fo:text-align="center" style:justify-single-word="false"/>
      <style:text-properties fo:language="fr" fo:country="FR"/>
    </style:style>
    <style:style style:name="P13" style:family="paragraph" style:parent-style-name="Heading_20_2">
      <style:text-properties fo:language="fr" fo:country="FR"/>
    </style:style>
    <style:style style:name="P14" style:family="paragraph" style:parent-style-name="Heading_20_2">
      <style:text-properties officeooo:rsid="001ccb11" officeooo:paragraph-rsid="001ccb11"/>
    </style:style>
    <style:style style:name="P15" style:family="paragraph" style:parent-style-name="Heading_20_2">
      <style:text-properties officeooo:rsid="0025f409" officeooo:paragraph-rsid="0025f409"/>
    </style:style>
    <style:style style:name="P16" style:family="paragraph" style:parent-style-name="Heading_20_2">
      <style:text-properties style:font-name="Liberation Serif" fo:font-size="12pt" fo:font-style="normal" fo:font-weight="normal" officeooo:rsid="0025f409" officeooo:paragraph-rsid="0025f409" style:font-size-asian="12pt" style:font-style-asian="normal" style:font-weight-asian="normal" style:font-size-complex="12pt" style:font-style-complex="normal" style:font-weight-complex="normal"/>
    </style:style>
    <style:style style:name="P17" style:family="paragraph" style:parent-style-name="Text_20_body" style:list-style-name="L1">
      <style:paragraph-properties fo:text-align="justify" style:justify-single-word="false"/>
      <style:text-properties fo:language="fr" fo:country="FR" officeooo:rsid="002319a0" officeooo:paragraph-rsid="002319a0"/>
    </style:style>
    <style:style style:name="P18" style:family="paragraph" style:parent-style-name="Text_20_body">
      <style:paragraph-properties fo:text-align="justify" style:justify-single-word="false"/>
      <style:text-properties fo:language="fr" fo:country="FR" officeooo:rsid="002319a0" officeooo:paragraph-rsid="002319a0"/>
    </style:style>
    <style:style style:name="P19" style:family="paragraph" style:parent-style-name="Text_20_body">
      <style:text-properties officeooo:paragraph-rsid="0025f409"/>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fr" fo:country="FR"/>
    </style:style>
    <style:style style:name="T2" style:family="text">
      <style:text-properties fo:language="fr" fo:country="FR" officeooo:rsid="001722a5"/>
    </style:style>
    <style:style style:name="T3" style:family="text">
      <style:text-properties fo:language="fr" fo:country="FR" officeooo:rsid="0018b3ac"/>
    </style:style>
    <style:style style:name="T4" style:family="text">
      <style:text-properties fo:language="fr" fo:country="FR" officeooo:rsid="001bfdf9"/>
    </style:style>
    <style:style style:name="T5" style:family="text">
      <style:text-properties fo:language="fr" fo:country="FR" officeooo:rsid="001c4488"/>
    </style:style>
    <style:style style:name="T6" style:family="text">
      <style:text-properties fo:language="fr" fo:country="FR" officeooo:rsid="001ccb11"/>
    </style:style>
    <style:style style:name="T7" style:family="text">
      <style:text-properties fo:font-variant="small-caps"/>
    </style:style>
    <style:style style:name="T8" style:family="text">
      <style:text-properties fo:font-variant="small-caps" fo:language="fr" fo:country="FR"/>
    </style:style>
    <style:style style:name="T9" style:family="text">
      <style:text-properties fo:font-variant="small-caps" fo:language="fr" fo:country="FR" officeooo:rsid="0018b3ac"/>
    </style:style>
    <style:style style:name="T10" style:family="text">
      <style:text-properties fo:font-variant="small-caps" fo:language="fr" fo:country="FR" officeooo:rsid="001c4488"/>
    </style:style>
    <style:style style:name="T11" style:family="text">
      <style:text-properties fo:font-variant="small-caps" fo:language="fr" fo:country="FR" officeooo:rsid="001bfdf9"/>
    </style:style>
    <style:style style:name="T12" style:family="text">
      <style:text-properties fo:font-variant="small-caps" fo:language="fr" fo:country="FR" officeooo:rsid="001ccb11"/>
    </style:style>
    <style:style style:name="T13" style:family="text">
      <style:text-properties fo:font-variant="normal" fo:text-transform="none" fo:language="fr" fo:country="FR" officeooo:rsid="0018b3ac"/>
    </style:style>
    <style:style style:name="T14" style:family="text">
      <style:text-properties fo:font-variant="normal" fo:text-transform="none" fo:language="fr" fo:country="FR" officeooo:rsid="001a6f3a"/>
    </style:style>
    <style:style style:name="T15" style:family="text">
      <style:text-properties fo:font-variant="normal" fo:text-transform="none" fo:language="fr" fo:country="FR" officeooo:rsid="001ccb11"/>
    </style:style>
    <style:style style:name="T16" style:family="text">
      <style:text-properties fo:font-variant="normal" fo:text-transform="none" fo:language="fr" fo:country="FR" officeooo:rsid="001e25ff"/>
    </style:style>
    <style:style style:name="T17" style:family="text">
      <style:text-properties fo:font-variant="normal" fo:text-transform="none" fo:language="fr" fo:country="FR" fo:font-style="italic" officeooo:rsid="001fa145" style:font-style-asian="italic" style:font-style-complex="italic"/>
    </style:style>
    <style:style style:name="T18" style:family="text">
      <style:text-properties fo:font-variant="normal" fo:text-transform="none" fo:language="fr" fo:country="FR" fo:font-style="italic" officeooo:rsid="001e25ff" style:font-style-asian="italic" style:font-style-complex="italic"/>
    </style:style>
    <style:style style:name="T19" style:family="text">
      <style:text-properties fo:font-variant="normal" fo:text-transform="none" fo:language="fr" fo:country="FR" fo:font-style="normal" officeooo:rsid="001fa145" style:font-style-asian="normal" style:font-style-complex="normal"/>
    </style:style>
    <style:style style:name="T20" style:family="text">
      <style:text-properties fo:font-variant="normal" fo:text-transform="none" fo:language="fr" fo:country="FR" fo:font-style="normal" officeooo:rsid="002092be" style:font-style-asian="normal" style:font-style-complex="normal"/>
    </style:style>
    <style:style style:name="T21" style:family="text">
      <style:text-properties fo:font-variant="normal" fo:text-transform="none" fo:language="fr" fo:country="FR" fo:font-style="normal" fo:font-weight="normal" style:font-style-asian="normal" style:font-weight-asian="normal" style:font-style-complex="normal" style:font-weight-complex="normal"/>
    </style:style>
    <style:style style:name="T22" style:family="text">
      <style:text-properties fo:font-variant="normal" fo:text-transform="none" fo:language="en" fo:country="US" fo:font-style="normal" fo:font-weight="normal" officeooo:rsid="002092be" style:font-style-asian="normal" style:font-weight-asian="normal" style:font-style-complex="normal" style:font-weight-complex="normal"/>
    </style:style>
    <style:style style:name="T23" style:family="text">
      <style:text-properties fo:font-variant="normal" fo:text-transform="none" fo:language="en" fo:country="US" fo:font-style="normal" fo:font-weight="normal" officeooo:rsid="00252889" style:font-style-asian="normal" style:font-weight-asian="normal" style:font-style-complex="normal" style:font-weight-complex="normal"/>
    </style:style>
    <style:style style:name="T24" style:family="text">
      <style:text-properties fo:font-variant="normal" fo:text-transform="none" fo:language="en" fo:country="US" fo:font-style="italic" fo:font-weight="normal" style:font-style-asian="normal" style:font-weight-asian="normal" style:font-style-complex="normal" style:font-weight-complex="normal"/>
    </style:style>
    <style:style style:name="T25" style:family="text">
      <style:text-properties fo:font-variant="normal" fo:text-transform="none" fo:language="en" fo:country="US" fo:font-style="italic" fo:font-weight="normal" officeooo:rsid="002092be" style:font-style-asian="normal" style:font-weight-asian="normal" style:font-style-complex="normal" style:font-weight-complex="normal"/>
    </style:style>
    <style:style style:name="T26" style:family="text">
      <style:text-properties officeooo:rsid="00252889"/>
    </style:style>
    <style:style style:name="T2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bookmark-start text:name="header-n18"/>Interrogation de <text:span text:style-name="T7">WIKTIONARY</text:span> en ligne de commande <text:bookmark-end text:name="header-n18"/></text:h>
      <text:p text:style-name="P2">GALLIENNE Romane, PEREIRA Cindy, DEMANÉE Nadège</text:p>
      <text:p text:style-name="P5"/>
      <text:h text:style-name="P13" text:outline-level="2"><text:bookmark-start text:name="header-n21"/>1. Présentation du projet<text:bookmark-end text:name="header-n21"/></text:h>
      <text:p text:style-name="P3"><text:span text:style-name="T1">Ce projet a pour but d'extraire des informations de la base de données lexicale </text:span><text:span text:style-name="T8">Wiktionary</text:span><text:span text:style-name="T1"> à parti</text:span><text:span text:style-name="T2">r</text:span><text:span text:style-name="T1"> d'un logiciel de programmation. Nous allons d'abord présenter ce qu'est </text:span><text:span text:style-name="T8">Wiktionary</text:span><text:span text:style-name="T1">, puis nous développerons notre démarche pour réaliser ce projet.</text:span></text:p>
      <text:p text:style-name="P11"/>
      <text:h text:style-name="Heading_20_2" text:outline-level="2">Présentation de Wiktionary</text:h>
      <text:p text:style-name="P7"><text:span text:style-name="T8">Wiktionary</text:span><text:span text:style-name="T1"> est un projet mené par la Wikimedia Foundation, qui a pour but de réunir et définir tous les mots de toutes les langues. A ce jour, </text:span><text:span text:style-name="T8">Wiktionary</text:span><text:span text:style-name="T1"> existe dans plus de 150 langues de rédaction. </text:span><text:span text:style-name="T8">Wiktionary</text:span><text:span text:style-name="T1"> est fondé sur un système de wiki, c'est à dire “une application web qui permet de créer, modifier, et illustrer de manière collaborative des pages d'un site web”</text:span><text:span text:style-name="T1"><text:note text:id="ftn1" text:note-class="footnote"><text:note-citation>1</text:note-citation><text:note-body><text:p text:style-name="Footnote">https://fr.wikipedia.org/wiki/Wiki</text:p></text:note-body></text:note></text:span><text:span text:style-name="T1"> (le plus connu étant </text:span><text:span text:style-name="T8">Wikipedia</text:span><text:span text:style-name="T1">). </text:span><text:span text:style-name="T3">Lorsqu’on cherche un mot dans </text:span><text:span text:style-name="T9">Wiktionary, </text:span><text:span text:style-name="T13">on trouve des informations telles que l’étymologie,, les flexions, les variantes orthographiques, mais aussi </text:span><text:span text:style-name="T14">les mots liés au mot cherché</text:span><text:span text:style-name="T13"> </text:span><text:span text:style-name="T14">(les synonymes, antonymes, dérivés, etc.). On peut également consulter les traductions du mot dans les langues référencées, ainsi que sa prononciation en phonétique, ainsi que les anagrammes du mot. S’il existe un homographe</text:span><text:span text:style-name="T13"> </text:span><text:span text:style-name="T14">dans une autre langue, une deuxième section est créé avec des informations dans la langue de l’homographe.</text:span></text:p>
      <text:h text:style-name="P14" text:outline-level="2"><office:annotation office:name="__Annotation__192_1381033660" loext:resolved="false"><dc:creator>Auteur inconnu</dc:creator><dc:date>2020-06-02T10:02:20.151853893</dc:date><text:p text:style-name="P21"><text:span text:style-name="T28">Répétition avec l’autre titre</text:span></text:p></office:annotation>Présentation du projet<office:annotation-end office:name="__Annotation__192_1381033660"/></text:h>
      <text:p text:style-name="P8"><text:span text:style-name="T4">Pour travailler sur les données en ligne de commande, nous travaillerons </text:span><text:span text:style-name="T6">sur les données hors-connexion. Pour cela, nous utilisons les dumps de</text:span><text:span text:style-name="T4">s données</text:span><text:span text:style-name="T5"> de </text:span><text:span text:style-name="T10">Wikitionary</text:span><text:span text:style-name="T11">,</text:span><text:span text:style-name="T4"> fournis par Wiki</text:span><text:span text:style-name="T5">media. Un dump est une sauvegarde de données à un instant précis. </text:span><text:span text:style-name="T6">Les télécharger permet d’avoir accès aux données des pages </text:span><text:span text:style-name="T12">Wiktionary </text:span><text:span text:style-name="T15">directement dans notre logiciel de programmation. </text:span></text:p>
      <text:p text:style-name="P9"><text:span text:style-name="T16">Pour lire le dump, nous utilisons la bibliothèque </text:span><text:span text:style-name="T18">wikitionary_extractor-</text:span><text:span text:style-name="T17">1.0-SNAPSHOT.jar</text:span><text:span text:style-name="T19">, qui dépend de la librairie </text:span><text:span text:style-name="T17">Common Press</text:span><text:span text:style-name="T19"> version 1.20. Cette librairie permet de travailler sur des formats de fichiers comme Unix dump, tar ou encore zip.</text:span></text:p>
      <text:p text:style-name="P10"><text:span text:style-name="T19">N</text:span><text:span text:style-name="T20">ous travaillons sur l’</text:span><text:span text:style-name="T21">IDE,pour </text:span><text:span text:style-name="T24">integrated development environment </text:span><text:span text:style-name="T25">(ou EDI en français : environnement de développement « intégré ») </text:span><text:span text:style-name="T22">Eclipse, développé par la Fondation Eclipse. </text:span><office:annotation office:name="__Annotation__98_3410311283" loext:resolved="false"><dc:creator>Auteur inconnu</dc:creator><dc:date>2020-06-01T12:36:19.509062898</dc:date><text:p text:style-name="P20"><text:span text:style-name="T27">Utile ? Moche !</text:span></text:p></office:annotation><text:span text:style-name="T22">Ce logiciel permet d’entrer les lignes de commande directement d</text:span><text:span text:style-name="T23">u</text:span><text:span text:style-name="T22"> le logiciel, sans passer donc par le terminal d’un ordinateur.</text:span><office:annotation-end office:name="__Annotation__98_3410311283"/></text:p>
      <text:p text:style-name="P6"/>
      <text:p text:style-name="P6"><text:soft-page-break/>Pour ce projet, nous nous intéressons qu’aux mots français, dont nous devons extraire les données suivantes : <text:s/></text:p>
      <text:list xml:id="list1290572358" text:style-name="L1">
        <text:list-item>
          <text:p text:style-name="P17">sa prononciation ;</text:p>
        </text:list-item>
        <text:list-item>
          <text:p text:style-name="P17">ses catégories morpho-syntaxiques ;</text:p>
        </text:list-item>
        <text:list-item>
          <text:p text:style-name="P17">ses traductions ;</text:p>
        </text:list-item>
        <text:list-item>
          <text:p text:style-name="P17">ses synonymes ;</text:p>
        </text:list-item>
        <text:list-item>
          <text:p text:style-name="P17">ses antonymes.</text:p>
        </text:list-item>
      </text:list>
      <text:p text:style-name="P6"/>
      <text:h text:style-name="P15" text:outline-level="2">2. Réalisation du projet</text:h>
      <text:p text:style-name="P19"/>
      <text:p text:style-name="P19"/>
      <text:p text:style-name="P19"/>
      <text:h text:style-name="P15" text:outline-level="2">3. Difficultés et résolutions</text:h>
      <text:h text:style-name="P16" text:outline-level="2"><text:span text:style-name="T2">comment stocker le max de mot</text:span></text:h>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date>2020-06-02T10:03:58.036451673</dc:date>
    <meta:editing-duration>PT41M50S</meta:editing-duration>
    <meta:editing-cycles>8</meta:editing-cycles>
    <meta:generator>LibreOffice/6.4.3.2$Linux_X86_64 LibreOffice_project/40$Build-2</meta:generator>
    <meta:document-statistic meta:table-count="0" meta:image-count="0" meta:object-count="0" meta:page-count="2" meta:paragraph-count="21" meta:word-count="393" meta:character-count="2588" meta:non-whitespace-character-count="2216"/>
  </office:meta>
</office:document-meta>
</file>